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997" officeooo:paragraph-rsid="001f8997"/>
    </style:style>
    <style:style style:name="T1" style:family="text">
      <style:text-properties officeooo:rsid="0020f4d9"/>
    </style:style>
    <style:style style:name="T2" style:family="text">
      <style:text-properties officeooo:rsid="002130e7"/>
    </style:style>
    <style:style style:name="T3" style:family="text">
      <style:text-properties officeooo:rsid="002301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sy case: where the number of rows/columns is evenly divisible by the number of columns/rows</text:p>
      <text:p text:style-name="P1">[2, x, x, 4, !, 1, 1, 5, 1]</text:p>
      <text:p text:style-name="P1">[6, !, <text:s/>!, 2, 6, 3, 4, 7, x]</text:p>
      <text:p text:style-name="P1">[x, 5, x, 6, 5, !, x, x, 4]</text:p>
      <text:p text:style-name="P1">[x, 3, 2, 6, x, 1, !, 1, x]</text:p>
      <text:p text:style-name="P1">[!, x, <text:s/>5, !, 5, x, 2, 2, 6]</text:p>
      <text:p text:style-name="P1">[7, 6, 3, x, 7, 2, 5, !, !]</text:p>
      <text:p text:style-name="P1"/>
      <text:p text:style-name="P1">[!, 3, x]</text:p>
      <text:p text:style-name="P1">[3, 0, !]</text:p>
      <text:p text:style-name="P1">[x, !, 3]</text:p>
      <text:p text:style-name="P1"/>
      <text:p text:style-name="P1">1 <text:s text:c="3"/>2 2 <text:s/><text:span text:style-name="T1">1 <text:s/>3 <text:s/>3 <text:s text:c="5"/>3 <text:s text:c="2"/>2</text:span></text:p>
      <text:p text:style-name="P1">[5, 6, 8, 8, 0, 3, 0, 0, 2]</text:p>
      <text:p text:style-name="P1">[0, 4, 6, 5, 6, 3, 5, 1, 0]</text:p>
      <text:p text:style-name="P1">[2, 2, 0, 2, 1, 5, 5, 0, 3]</text:p>
      <text:p text:style-name="P1">[2, 4, 0, 0, 4, 6, 4, 3, 0]</text:p>
      <text:p text:style-name="P1">[0, 0, 1, 1, 0, 2, 6, 4, 3]</text:p>
      <text:p text:style-name="P1">[3, 0, 2, 6, 2, 1, 0, 1, 6]</text:p>
      <text:p text:style-name="P1">[1, 6, 0, 0, 2, 3, 3, 5, 4]</text:p>
      <text:p text:style-name="P1">[0, 1, 0, 6, 1, 0, 4, 6, 1]</text:p>
      <text:p text:style-name="P1">[0, 2, 0, 5, 6, 2, 3, 0, 1]</text:p>
      <text:p text:style-name="P1">[1, 0, 7, 2, 5, 3, 1, 3, 0]</text:p>
      <text:p text:style-name="P1">[1, 1, 2, 4, 0, 3, 2, 1, 0]</text:p>
      <text:p text:style-name="P1">[8, 6, 0, 5, 3, 0, 1, 8, 5]</text:p>
      <text:p text:style-name="P1">[7, 0, 0, 8, 7, 8, 6, 3, 3]</text:p>
      <text:p text:style-name="P1">[0, 3, 5, 5, 2, 6, 0, 4, 7]</text:p>
      <text:p text:style-name="P1">[4, 5, 0, 3, 0, 2, 2, 2, 2]</text:p>
      <text:p text:style-name="P1">[0, 6, 2, 0, 4, 0, 3, 6, 7]</text:p>
      <text:p text:style-name="P1">[8, 8, 4, 0, 2, 0, 2, 2, 2]</text:p>
      <text:p text:style-name="P1">[5, 6, 4, 5, 0, 0, 6, 2, 5]</text:p>
      <text:p text:style-name="P1">[1, 2, 0, 8, 6, 8, 0, 1, 4]</text:p>
      <text:p text:style-name="P1">[0, 5, 1, 4, 3, 7, 1, 0, 8]</text:p>
      <text:p text:style-name="P1">[4, 1, 3, 7, 0, 8, 1, 2, 0]</text:p>
      <text:p text:style-name="P1"/>
      <text:p text:style-name="P1">--<text:span text:style-name="T1">there is always at least one extra zero in EACH row/column</text:span></text:p>
      <text:p text:style-name="P1">–if you have a square reduction array, you need exactly one assignment in each row and column</text:p>
      <text:p text:style-name="P1">--if you have a non-square reduction array, you need as many assignments in the smaller dimension as there are members of the larger dimension. (So, if a reduced array is 5rx6c, then you need 6 assignments total spread out amongst your 5 rows)</text:p>
      <text:p text:style-name="P1">---<text:span text:style-name="T1">in a non-square array, the bigger dimension gets only 1 assignment each member</text:span></text:p>
      <text:p text:style-name="P1"/>
      <text:p text:style-name="P1"/>
      <text:p text:style-name="P1"><text:tab/>Algorithm:</text:p>
      <text:p text:style-name="P1"><text:tab/><text:tab/><text:span text:style-name="T2">find the smaller dimension (if they are equal, start with rows)</text:span></text:p>
      <text:p text:style-name="P1"><text:tab/><text:tab/><text:tab/><text:span text:style-name="T2">in that dimension, start with the member that requires the fewest assignments</text:span></text:p>
      <text:p text:style-name="P1"><text:tab/><text:tab/><text:tab/><text:span text:style-name="T2">assign to zeros until it reaches its minimum allowable, assign to zeros in order of # of other zeros they will remove (in a tie, assign to left-most)</text:span></text:p>
      <text:p text:style-name="P1"><text:tab/><text:tab/><text:tab/><text:span text:style-name="T3">make X's, look for needy zeros, if they exist, zero them, make more x's repeat</text:span></text:p>
      <text:p text:style-name="P1"><text:tab/><text:tab/><text:tab/><text:span text:style-name="T3">move to member the requires the next most assignments, repeat</text:span></text:p>
      <text:p text:style-name="P1"><text:tab/><text:span text:style-name="T3">[by starting small and moving up, you ensure that </text:span></text:p>
      <text:p text:style-name="P1"/>
      <text:p text:style-name="P1"><text:soft-page-break/><text:tab/><text:tab/>start with the rows/columns that require the most assignments</text:p>
      <text:p text:style-name="P1"><text:tab/><text:tab/><text:tab/>make assignments that will take away the fewest other zeros</text:p>
      <text:p text:style-name="P1"><text:tab/><text:tab/><text:tab/>once assignments are made, X out the unassignable zeros in columns, rows</text:p>
      <text:p text:style-name="P1"><text:tab/><text:tab/>now repeat for the row/column with the next most assignments, and so on down</text:p>
      <text:p text:style-name="P1"/>
      <text:p text:style-name="P1">Hard case: where the number of rows/columns is NOT evenly divisible by the number of columns/row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08:57:27.825675981</meta:creation-date>
    <dc:date>2014-09-17T10:14:22.364380337</dc:date>
    <meta:editing-duration>PT16M12S</meta:editing-duration>
    <meta:editing-cycles>1</meta:editing-cycles>
    <meta:document-statistic meta:table-count="0" meta:image-count="0" meta:object-count="0" meta:page-count="2" meta:paragraph-count="48" meta:word-count="509" meta:character-count="2263" meta:non-whitespace-character-count="1735"/>
    <meta:generator>LibreOffice/4.2.6.3$Linux_X86_64 LibreOffice_project/420m0$Build-3</meta:generator>
  </office:meta>
</office:document-meta>
</file>